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16.1cm" svg:y="0.2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 xml:id="id3" draw:id="id3">
          <draw:glue-point draw:id="4" svg:x="-3.125cm" svg:y="5cm"/>
          <draw:custom-shape draw:style-name="gr1" draw:text-style-name="P1" draw:layer="layout" svg:width="3.2cm" svg:height="1.2cm" svg:x="8.1cm" svg:y="0.227cm"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3cm" svg:height="1cm" svg:x="8.2cm" svg:y="0.327cm">
            <text:p text:style-name="P1">serv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" draw:text-style-name="P1" xml:id="id2" draw:id="id2" draw:layer="layout" svg:width="3cm" svg:height="1cm" svg:x="4.2cm" svg:y="0.327cm">
          <text:p text:style-name="P1">prox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9.8cm" svg:y="3.2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3cm" svg:height="1cm" svg:x="9.7cm" svg:y="3.327cm"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7.8cm" svg:y="3.2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0" draw:id="id10" draw:layer="layout" svg:width="3cm" svg:height="1cm" svg:x="17.7cm" svg:y="3.327cm">
          <text:p text:style-name="P1">media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3cm" svg:height="1cm" svg:x="12.2cm" svg:y="0.327cm"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3cm" svg:height="1cm" svg:x="16.2cm" svg:y="0.327cm">
          <draw:glue-point draw:id="8" svg:x="-3.333cm" svg:y="5cm"/>
          <text:p text:style-name="P1"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9.2cm" svg:y1="5.9cm" svg:x2="19.2cm" svg:y2="5.9cm">
          <text:p/>
        </draw:line>
        <draw:custom-shape draw:style-name="gr2" draw:text-style-name="P1" xml:id="id1" draw:id="id1" draw:layer="layout" svg:width="3cm" svg:height="1cm" svg:x="0.2cm" svg:y="0.327cm">
          <draw:glue-point draw:id="8" svg:x="-3.333cm" svg:y="5cm"/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3.2cm" svg:y1="0.827cm" svg:x2="4.2cm" svg:y2="0.827cm" draw:start-shape="id1" draw:start-glue-point="7" draw:end-shape="id2" draw:end-glue-point="5" svg:d="m3200 827h1000" svg:viewBox="0 0 1001 1">
          <text:p/>
        </draw:connector>
        <draw:connector draw:style-name="gr6" draw:text-style-name="P1" draw:layer="layout" draw:type="line" svg:x1="7.2cm" svg:y1="0.827cm" svg:x2="8.1cm" svg:y2="0.827cm" draw:start-shape="id2" draw:start-glue-point="7" draw:end-shape="id3" draw:end-glue-point="3" svg:d="m7200 827h900" svg:viewBox="0 0 901 1">
          <text:p/>
        </draw:connector>
        <draw:connector draw:style-name="gr6" draw:text-style-name="P1" draw:layer="layout" draw:type="line" svg:x1="11.3cm" svg:y1="0.827cm" svg:x2="12.2cm" svg:y2="0.827cm" draw:start-shape="id3" draw:start-glue-point="1" draw:end-shape="id4" draw:end-glue-point="5" svg:d="m11300 827h900" svg:viewBox="0 0 901 1">
          <text:p/>
        </draw:connector>
        <draw:connector draw:style-name="gr6" draw:text-style-name="P1" draw:layer="layout" draw:type="line" svg:x1="15.2cm" svg:y1="0.827cm" svg:x2="16.2cm" svg:y2="0.827cm" draw:start-shape="id4" draw:start-glue-point="7" draw:end-shape="id5" draw:end-glue-point="5" svg:d="m15200 827h1000" svg:viewBox="0 0 1001 1">
          <text:p/>
        </draw:connector>
        <draw:frame draw:style-name="gr7" xml:id="id6" draw:id="id6" draw:layer="layout" svg:width="3cm" svg:height="1cm" svg:x="1.7cm" svg:y="2.327cm">
          <draw:text-box>
            <text:p>json</text:p>
          </draw:text-box>
        </draw:frame>
        <draw:frame draw:style-name="gr7" xml:id="id7" draw:id="id7" draw:layer="layout" svg:width="3cm" svg:height="1cm" svg:x="9.7cm" svg:y="2.327cm">
          <draw:text-box>
            <text:p>cfg</text:p>
          </draw:text-box>
        </draw:frame>
        <draw:connector draw:style-name="gr6" draw:text-style-name="P1" draw:layer="layout" svg:x1="0.701cm" svg:y1="1.327cm" svg:x2="1.7cm" svg:y2="2.827cm" draw:start-shape="id1" draw:start-glue-point="8" draw:end-shape="id6" svg:d="m701 1327v1500h999" svg:viewBox="0 0 1000 1501">
          <text:p/>
        </draw:connector>
        <draw:connector draw:style-name="gr6" draw:text-style-name="P1" draw:layer="layout" svg:x1="8.7cm" svg:y1="1.427cm" svg:x2="9.7cm" svg:y2="2.827cm" draw:start-shape="id3" draw:start-glue-point="4" draw:end-shape="id7" svg:d="m8700 1427v1400h1000" svg:viewBox="0 0 1001 1401">
          <text:p/>
        </draw:connector>
        <draw:connector draw:style-name="gr6" draw:text-style-name="P1" draw:layer="layout" svg:x1="8.7cm" svg:y1="1.427cm" svg:x2="9.7cm" svg:y2="3.827cm" draw:start-shape="id3" draw:start-glue-point="4" draw:end-shape="id8" draw:end-glue-point="5" svg:d="m8700 1427v2400h1000" svg:viewBox="0 0 1001 2401">
          <text:p/>
        </draw:connector>
        <draw:frame draw:style-name="gr7" xml:id="id9" draw:id="id9" draw:layer="layout" svg:width="3cm" svg:height="1cm" svg:x="17.7cm" svg:y="2.327cm">
          <draw:text-box>
            <text:p>.state</text:p>
          </draw:text-box>
        </draw:frame>
        <draw:connector draw:style-name="gr6" draw:text-style-name="P1" draw:layer="layout" svg:x1="16.701cm" svg:y1="1.327cm" svg:x2="17.7cm" svg:y2="2.827cm" draw:start-shape="id5" draw:start-glue-point="8" draw:end-shape="id9" svg:d="m16701 1327v1500h999" svg:viewBox="0 0 1000 1501">
          <text:p/>
        </draw:connector>
        <draw:connector draw:style-name="gr6" draw:text-style-name="P1" draw:layer="layout" svg:x1="16.701cm" svg:y1="1.327cm" svg:x2="17.7cm" svg:y2="3.827cm" draw:start-shape="id5" draw:start-glue-point="8" draw:end-shape="id10" draw:end-glue-point="5" svg:d="m16701 1327v2500h999" svg:viewBox="0 0 1000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13T14:59:05.732000000</dc:date>
    <dc:creator>Rafael Küng</dc:creator>
    <meta:editing-duration>PT1H18M47S</meta:editing-duration>
    <meta:editing-cycles>5</meta:editing-cycles>
    <meta:generator>LibreOffice/4.1.1.2$Windows_x86 LibreOffice_project/7e4286b58adc75a14f6d83f53a03b6c11fa2903</meta:generator>
    <meta:document-statistic meta:object-count="25"/>
  </office:meta>
</office:document-meta>
</file>